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3</text:p>
      <text:p text:style-name="Standard">I didn't do that much work to this site today. I exported documents and caught up the documentation, but mostly, I worked on restoring my calculator today. However, I added in some new features to the site, such as a 4chan section in Legends Of the Internet. It has a dark but interesting past</text:p>
      <text:p text:style-name="Standard">I am only including the famous pranks and raids. Hopefully, I can get something better done here tomorrow</text:p>
      <text:p text:style-name="Standard">Sean Patrick Myrick on February 12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1:35:00.918000000</meta:creation-date>
    <dc:date>2019-02-13T11:35:24.388000000</dc:date>
    <meta:editing-duration>PT25S</meta:editing-duration>
    <meta:editing-cycles>1</meta:editing-cycles>
    <meta:document-statistic meta:table-count="0" meta:image-count="0" meta:object-count="0" meta:page-count="1" meta:paragraph-count="4" meta:word-count="85" meta:character-count="467" meta:non-whitespace-character-count="386"/>
    <meta:generator>LibreOffice/6.1.2.1$Windows_X86_64 LibreOffice_project/65905a128db06ba48db947242809d14d3f9a93fe</meta:generator>
  </office:meta>
</office:document-meta>
</file>